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99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Dr.Robot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 text:style-name="P1">Cloud 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ain motiv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oor people can not afford to see doctor for everytime they <text:s/>get sick</text:p>
              </text:list-item>
              <text:list-item>
                <text:p>They just try home remedies for almost all the diseases</text:p>
              </text:list-item>
              <text:list-item>
                <text:p>That is where Dr.Robot comes into play</text:p>
              </text:list-item>
              <text:list-item>
                <text:p>Dr.Robot is a website which uses ANN to find disease by giving the sympto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o use Dr.Robot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ich people will go to doctor whenever they get sick.</text:p>
              </text:list-item>
              <text:list-item>
                <text:p>So they don’t need Dr.Robot</text:p>
              </text:list-item>
              <text:list-item>
                <text:p>But other people who cannot afford to see doctors</text:p>
              </text:list-item>
              <text:list-item>
                <text:p>Poor and middle class peo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ource of revenu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urrent market</text:p>
              </text:list-item>
              <text:list-item>
                <text:p text:style-name="P4">Prolem statement</text:p>
              </text:list-item>
              <text:list-item>
                <text:p>Idea</text:p>
              </text:list-item>
              <text:list-item>
                <text:p>Value proposition</text:p>
              </text:list-item>
              <text:list-item>
                <text:p>Cost estimate</text:p>
              </text:list-item>
              <text:list-item>
                <text:p>Revenue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15:15:21.721927000</meta:creation-date>
    <meta:editing-duration>PT27M36S</meta:editing-duration>
    <meta:editing-cycles>7</meta:editing-cycles>
    <meta:generator>LibreOffice/6.0.6.2$Linux_X86_64 LibreOffice_project/00m0$Build-2</meta:generator>
    <dc:title>Impress</dc:title>
    <dc:date>2018-10-28T15:53:08.306024892</dc:date>
    <meta:document-statistic meta:object-count="50"/>
  </office:meta>
</office:document-meta>
</file>